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Projet – Scrapping<text:line-break/></text:h>
      <text:p text:style-name="Normal">Thématique : Livres policiers<text:s/></text:p>
      <text:p text:style-name="Normal">L’objectif de cette étude est d’analyser le marché des livres policiers en collectant des données sur plusieurs sites. Et répondre à ces questions :<text:s/><text:line-break/>Quels sont les livres les plus<text:s/>vendus ?</text:p>
      <text:p text:style-name="Normal">Quel est le prix moyen d’un roman policier ?</text:p>
      <text:p text:style-name="Normal">…<text:line-break/>Listes de sites bloqués :<text:line-break/>Cultura<text:s/><text:line-break/>Fnac<text:line-break/>rakuten</text:p>
      <text:p text:style-name="Normal">Listes de sites :<text:s/></text:p>
      <text:p text:style-name="Normal">Decitre</text:p>
      <text:p text:style-name="Normal">Chapitre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mmy Rahita</meta:initial-creator>
    <dc:creator>Tommy Rahita</dc:creator>
    <meta:creation-date>2024-12-31T17:40:00Z</meta:creation-date>
    <dc:date>2024-12-31T17:40:00Z</dc:date>
    <meta:template xlink:href="Normal" xlink:type="simple"/>
    <meta:editing-cycles>3</meta:editing-cycles>
    <meta:editing-duration>PT60S</meta:editing-duration>
    <meta:document-statistic meta:page-count="1" meta:paragraph-count="1" meta:word-count="57" meta:character-count="372" meta:row-count="2" meta:non-whitespace-character-count="316"/>
  </office:meta>
</office:document-meta>
</file>